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0">
        <text:h text:style-name="Heading_20_4" text:outline-level="4">open/close</text:h>
        <text:p text:style-name="Text_20_body_20_indent_20_Organon">To open or close the sidebar in OO/LO:</text:p>
        <text:p text:style-name="Text_20_body_20_indent_20_Organon">View &gt; Sidebar</text:p>
        <text:p text:style-name="Text_20_body_20_indent_20_Organon">To enable the sidebar in LO:</text:p>
        <text:p text:style-name="Text_20_body_20_indent_20_Organon">Tools &gt; Options &gt; Advanced &gt; Enable Experimental Features/Sidebar</text:p>
        <text:p text:style-name="Text_20_body_20_indent_20_Organon"/>
        <text:p text:style-name="Text_20_body_20_indent_20_Organon">By closing Organon the sidebar will be closed, too. Otherwise the sidebar would keep references to Organon and might cause unwanted effects. <text:s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6" meta:word-count="49" meta:character-count="297"/>
    <dc:date>2014-07-09T10:35:19.67</dc:date>
    <meta:editing-duration>P0D</meta:editing-duration>
    <meta:editing-cycles>1</meta:editing-cycles>
    <meta:generator>OpenOffice/4.1.0$Win32 OpenOffice.org_project/410m18$Build-9764</meta:generator>
  </office:meta>
</office:document-meta>
</file>